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800080"/>
    </style:style>
    <style:style style:name="T2" style:family="text">
      <style:text-properties fo:color="#800080" fo:font-weight="bold"/>
    </style:style>
    <style:style style:name="T3" style:family="text">
      <style:text-properties fo:color="#808000"/>
    </style:style>
    <style:style style:name="T4" style:family="text">
      <style:text-properties fo:color="#808000" fo:font-weight="bold"/>
    </style:style>
    <style:style style:name="T5" style:family="text">
      <style:text-properties fo:color="#0000ff"/>
    </style:style>
    <style:style style:name="T6" style:family="text">
      <style:text-properties fo:color="#0000ff" fo:font-weight="bold"/>
    </style:style>
    <style:style style:name="T7" style:family="text">
      <style:text-properties fo:color="#ff0000"/>
    </style:style>
    <style:style style:name="T8" style:family="text">
      <style:text-properties fo:color="#ff0000" fo:font-weight="bold"/>
    </style:style>
    <style:style style:name="T9" style:family="text">
      <style:text-properties fo:color="#008000" fo:font-weight="bold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Watcher</text:span><text:span text:style-name="T1"> swings her knife around and hums happily as she walks around in circles</text:span></text:p>
      <text:p text:style-name="Text_20_body"><text:span text:style-name="T4">Tenda</text:span><text:span text:style-name="T3"> snorts as she takes a big breath of pillow, and snaps awake</text:span></text:p>
      <text:p text:style-name="Text_20_body"><text:span text:style-name="T4">Tenda</text:span>: ...nn, I don't feel totally terrible for once. o-o</text:p>
      <text:p text:style-name="Text_20_body"><text:span text:style-name="T6">Rabid</text:span><text:span text:style-name="T5"> remains sleeping, wrapped in tenda's hooves</text:span></text:p>
      <text:p text:style-name="Text_20_body"><text:span text:style-name="T4">Tenda</text:span><text:span text:style-name="T3"> gently pats sleeping Rabid, and quietly squirms away from him and off the bed</text:span></text:p>
      <text:p text:style-name="Text_20_body"><text:span text:style-name="T6">Rabid</text:span><text:span text:style-name="T5"> wakes up slowly</text:span></text:p>
      <text:p text:style-name="Text_20_body"><text:span text:style-name="T4">Tenda</text:span>: I gotta go find that bathroom from earlier...</text:p>
      <text:p text:style-name="Text_20_body"><text:span text:style-name="T8">Yoko</text:span>: (hmm</text:p>
      <text:p text:style-name="Text_20_body"><text:span text:style-name="T4">Tenda</text:span><text:span text:style-name="T3"> slinks to the door of the bedroom, and starts heading as quietly as she can down the corridor towards the upstairs bathroom</text:span></text:p>
      <text:p text:style-name="Text_20_body"><text:span text:style-name="T8">Yoko</text:span>: (I should have discussed my plan to be captured and be used as a slave)</text:p>
      <text:p text:style-name="Text_20_body"><text:span text:style-name="T6">Rabid</text:span><text:span text:style-name="T5"> leans on the doorframe, his head peeking out and looking around</text:span></text:p>
      <text:p text:style-name="Text_20_body"><text:span text:style-name="T2">Watcher</text:span><text:span text:style-name="T1"> giggles a bit insanely, her mind somewhere else</text:span></text:p>
      <text:p text:style-name="Text_20_body"><text:span text:style-name="T4">Tenda</text:span><text:span text:style-name="T3"> flicks the light on of the bathroom and swings the door shut behind her, letting it hang slightly ajar</text:span></text:p>
      <text:p text:style-name="Text_20_body"><text:span text:style-name="T4">Tenda</text:span><text:span text:style-name="T3"> stares curiously at the toilet. o-o</text:span></text:p>
      <text:p text:style-name="Text_20_body"><text:span text:style-name="T2">Watcher</text:span><text:span text:style-name="T1"> passes the bathroom door cackling loudly</text:span></text:p>
      <text:p text:style-name="Text_20_body"><text:span text:style-name="T4">Tenda</text:span><text:span text:style-name="T3"> cringes and freezes up</text:span></text:p>
      <text:p text:style-name="Text_20_body"><text:span text:style-name="T4">Tenda</text:span><text:span text:style-name="T3"> slinks back to the door, and peeks out down the corridor</text:span></text:p>
      <text:p text:style-name="Text_20_body"><text:span text:style-name="T6">Rabid</text:span><text:span text:style-name="T5"> sees Watcher's shadow creeping along the wall of the hall and retracts his head back into the room</text:span></text:p>
      <text:p text:style-name="Text_20_body"><text:span text:style-name="T4">Tenda</text:span><text:span text:style-name="T3"> can't see anything, yet still hears the maniacal laughter...</text:span></text:p>
      <text:p text:style-name="Text_20_body"><text:span text:style-name="T4">Tenda</text:span><text:span text:style-name="T3"> slowly extends her antennae through the crack in the door, listening intently</text:span></text:p>
      <text:p text:style-name="Text_20_body"><text:span text:style-name="T4">Tenda</text:span>: Definitely SOUNDS like her...</text:p>
      <text:p text:style-name="Text_20_body"><text:span text:style-name="T4">Tenda</text:span>: ...think I'll stay here for a little. :wtf:</text:p>
      <text:p text:style-name="Text_20_body"><text:span text:style-name="T4">Tenda</text:span><text:span text:style-name="T3"> curls up beside the door, rotating her antennae through the gap like some kind of radar</text:span></text:p>
      <text:p text:style-name="Text_20_body"><text:span text:style-name="T6">Rabid</text:span><text:span text:style-name="T5"> presses himself against the wall behind the door, peering through the crack in the hinges waiting for Watcher to pass</text:span></text:p>
      <text:p text:style-name="Text_20_body"><text:span text:style-name="T8">Yoko</text:span>: (uh, what about kidnapping me and bringing me into Stormys house like a prisoner or something? I think that's a good idea because my character is simply sleeping around)</text:p>
      <text:p text:style-name="Text_20_body"><text:span text:style-name="T6">Rabid</text:span>: (speaking of sleeping around, Storm could seduce Yoko and trick her into coming back with him :good: )</text:p>
      <text:p text:style-name="Text_20_body"><text:span text:style-name="T8">Yoko</text:span>: (more like willing come back with Storm)</text:p>
      <text:p text:style-name="Text_20_body"><text:span text:style-name="T8">Yoko</text:span>: (willingly*)</text:p>
      <text:p text:style-name="Text_20_body"><text:span text:style-name="T4">Tenda</text:span>: (or send one of us to seduce Yoko, if Storm is bored... or Watcher could just you know, drag her away at knifepoint for some previous grievance... &lt;_&lt; )</text:p>
      <text:p text:style-name="Text_20_body"><text:span text:style-name="T6">Rabid</text:span>: (i would say send me but i'm mutilated almost beyond recognition)</text:p>
      <text:p text:style-name="Text_20_body"><text:span text:style-name="T4">Tenda</text:span>: (... oh right, we are not really in condition to be good seducers/seductresses :wtf: )</text:p>
      <text:p text:style-name="Text_20_body"><text:span text:style-name="T4">Tenda</text:span>: (you would just get lost on the way anyway &gt;​_&gt;​ )</text:p>
      <text:p text:style-name="Text_20_body"><text:soft-page-break/><text:span text:style-name="T8">Yoko</text:span><text:span text:style-name="T7"> sighs</text:span></text:p>
      <text:p text:style-name="Text_20_body"><text:span text:style-name="T8">Yoko</text:span><text:span text:style-name="T7"> goes downstairs and sleeps on the couch</text:span></text:p>
      <text:p text:style-name="Text_20_body"><text:span text:style-name="T8">Rena</text:span> joined the chat 5 hours ago</text:p>
      <text:p text:style-name="Text_20_body"><text:span text:style-name="T8">Yoko</text:span> joined the chat 4 hours ago</text:p>
      <text:p text:style-name="Text_20_body"><text:span text:style-name="T8">Yoko</text:span>: (hummm)</text:p>
      <text:p text:style-name="Text_20_body"><text:span text:style-name="T8">Yoko</text:span>: (hello thar)</text:p>
      <text:p text:style-name="Text_20_body"><text:span text:style-name="T9">Newblood</text:span> joined the chat 4 hours ago</text:p>
      <text:p text:style-name="Text_20_body"><text:span text:style-name="T2">Watcher</text:span> was timed out 4 hours ago</text:p>
      <text:p text:style-name="Text_20_body"><text:span text:style-name="T4">Tenda</text:span> was timed out 3 hours ago</text:p>
      <text:p text:style-name="Text_20_body"><text:span text:style-name="T9">Newblood</text:span> joined the chat 3 hours ago</text:p>
      <text:p text:style-name="Text_20_body"><text:span text:style-name="T4">Tenda</text:span> joined the chat 3 hours ago</text:p>
      <text:p text:style-name="Text_20_body"><text:span text:style-name="T6">Rabid</text:span> joined the chat 3 hours ago</text:p>
      <text:p text:style-name="Text_20_body"><text:span text:style-name="T8">Yoko</text:span> joined the chat 2 hours ago</text:p>
      <text:p text:style-name="Text_20_body"><text:span text:style-name="T8">Yoko</text:span>: (hmmm)</text:p>
      <text:p text:style-name="Text_20_body"><text:span text:style-name="T8">Yoko</text:span>: (I wonder where watcher is)</text:p>
      <text:p text:style-name="Text_20_body"><text:span text:style-name="T11">Storm</text:span> joined the chat 2 hours ago</text:p>
      <text:p text:style-name="Text_20_body"><text:span text:style-name="T11">Storm</text:span>: (What's this about wanting me to seduce someone?)</text:p>
      <text:p text:style-name="Text_20_body"><text:span text:style-name="T6">Rabid</text:span>: (i wouldn't mind being seduced :rariwat: )</text:p>
      <text:p text:style-name="Text_20_body"><text:span text:style-name="T11">Storm</text:span>: (&gt;​Implying I can seduce anyone)</text:p>
      <text:p text:style-name="Text_20_body"><text:span text:style-name="T11">Storm</text:span>: (arrows)</text:p>
      <text:p text:style-name="Text_20_body"><text:span text:style-name="T6">Rabid</text:span>: (you could CERTAINLY seduce Yoko)</text:p>
      <text:p text:style-name="Text_20_body"><text:span text:style-name="T11">Storm</text:span>: (That easy?)</text:p>
      <text:p text:style-name="Text_20_body"><text:span text:style-name="T8">Yoko</text:span>: (yes)</text:p>
      <text:p text:style-name="Text_20_body"><text:span text:style-name="T6">Rabid</text:span>: (of course)</text:p>
      <text:p text:style-name="Text_20_body"><text:span text:style-name="T8">Yoko</text:span>: (I still have feelings for you)</text:p>
      <text:p text:style-name="Text_20_body"><text:span text:style-name="T8">Yoko</text:span>: (:rariwhat:</text:p>
      <text:p text:style-name="Text_20_body"><text:span text:style-name="T11">Storm</text:span>: ( :rariwat: )</text:p>
      <text:p text:style-name="Text_20_body"><text:span text:style-name="T11">Storm</text:span>: (Why's it always me?)</text:p>
      <text:p text:style-name="Text_20_body"><text:span text:style-name="T8">Yoko</text:span>: (Why not?)</text:p>
      <text:p text:style-name="Text_20_body"><text:span text:style-name="T11">Storm</text:span>: (Because I'm....well...me!)</text:p>
      <text:p text:style-name="Text_20_body"><text:span text:style-name="T8">Yoko</text:span>: (a shy fast talking pone? that's okay with me)</text:p>
      <text:p text:style-name="Text_20_body"><text:span text:style-name="T11">Storm</text:span>: (err...okay then)</text:p>
      <text:p text:style-name="Text_20_body"><text:span text:style-name="T11">Storm</text:span>: (I'm not exactly Texas material, though :hurrr: )</text:p>
      <text:p text:style-name="Text_20_body"><text:span text:style-name="T11">Storm</text:span>: (I mean, I get the feeling that as soon as I were to enter that state, the theme to "Walker, Texas Ranger" would start playing and I'd get a kick to the back of the head)</text:p>
      <text:p text:style-name="Text_20_body"><text:span text:style-name="T6">Rabid</text:span>: (lol)</text:p>
      <text:p text:style-name="Text_20_body"><text:span text:style-name="T8">Yoko</text:span>: (oh please, it's not like the movies)</text:p>
      <text:p text:style-name="Text_20_body"><text:soft-page-break/><text:span text:style-name="T8">Yoko</text:span>: (or the show)</text:p>
      <text:p text:style-name="Text_20_body"><text:span text:style-name="T8">Yoko</text:span>: (it's modern here)</text:p>
      <text:p text:style-name="Text_20_body"><text:span text:style-name="T11">Storm</text:span>: (I know that :hurrr: )</text:p>
      <text:p text:style-name="Text_20_body"><text:span text:style-name="T8">Yoko</text:span>: (and nobody wears cowboy hats anymore_</text:p>
      <text:p text:style-name="Text_20_body"><text:span text:style-name="T8">Yoko</text:span>: (so, are we going to continue?)</text:p>
      <text:p text:style-name="Text_20_body"><text:span text:style-name="T11">Storm</text:span>: (Why not!?)</text:p>
      <text:p text:style-name="Text_20_body"><text:span text:style-name="T8">Yoko</text:span>: (your move)</text:p>
      <text:p text:style-name="Text_20_body"><text:span text:style-name="T11">Storm</text:span>: (I mean, why not wear cowboy hats?)</text:p>
      <text:p text:style-name="Text_20_body"><text:span text:style-name="T8">Yoko</text:span>: (oh)</text:p>
      <text:p text:style-name="Text_20_body"><text:span text:style-name="T8">Yoko</text:span>: (is it cowboy day?)</text:p>
      <text:p text:style-name="Text_20_body"><text:span text:style-name="T8">Yoko</text:span>: (does every pony in the RP get a cowboy hat?)</text:p>
      <text:p text:style-name="Text_20_body"><text:span text:style-name="T11">Storm</text:span>: (...maybe)</text:p>
      <text:p text:style-name="Text_20_body"><text:span text:style-name="T9">Newblood</text:span>: (Good thing I'm not anywhere, I can't fit into a Cowboy hat :P )</text:p>
      <text:p text:style-name="Text_20_body"><text:span text:style-name="T8">Yoko</text:span><text:span text:style-name="T7"> takes a walk outside of her house for no reason</text:span></text:p>
      <text:p text:style-name="Text_20_body"><text:span text:style-name="T11">Storm</text:span><text:span text:style-name="T10"> flops out of bed :facedesk:</text:span></text:p>
      <text:p text:style-name="Text_20_body"><text:span text:style-name="T6">Rabid</text:span>: (ugh i'm gonna go to bed. if anything good happens save a log for me :rariwat: )</text:p>
      <text:p text:style-name="Text_20_body"><text:span text:style-name="T11">Storm</text:span>: (Seeya!)</text:p>
      <text:p text:style-name="Text_20_body"><text:span text:style-name="T8">Yoko</text:span><text:span text:style-name="T7"> sits down on a hill and looks at the moon</text:span></text:p>
      <text:p text:style-name="Text_20_body"><text:span text:style-name="T11">Storm</text:span><text:span text:style-name="T10"> (sits on the moon and looks at a hill :hurrr: )</text:span></text:p>
      <text:p text:style-name="Text_20_body"><text:span text:style-name="T11">Storm</text:span><text:span text:style-name="T10"> flops out of his room and down the stairs</text:span></text:p>
      <text:p text:style-name="Text_20_body"><text:span text:style-name="T8">Yoko</text:span><text:span text:style-name="T7"> sighs and looks around her</text:span></text:p>
      <text:p text:style-name="Text_20_body"><text:span text:style-name="T8">Yoko</text:span>: I guess I really am alone</text:p>
      <text:p text:style-name="Text_20_body"><text:span text:style-name="T8">Yoko</text:span><text:span text:style-name="T7"> looks at the moon again</text:span></text:p>
      <text:p text:style-name="Text_20_body"><text:span text:style-name="T11">Storm</text:span><text:span text:style-name="T10"> flops out the door</text:span></text:p>
      <text:p text:style-name="Text_20_body"><text:span text:style-name="T8">Yoko</text:span><text:span text:style-name="T7"> sighs and cries softly</text:span></text:p>
      <text:p text:style-name="Text_20_body"><text:span text:style-name="T11">Storm</text:span><text:span text:style-name="T10"> serenely bored, decides to summon a small storm to amuse himself with</text:span></text:p>
      <text:p text:style-name="Text_20_body"><text:span text:style-name="T8">Yoko</text:span><text:span text:style-name="T7"> sniffs and walks towards Stormy's house</text:span></text:p>
      <text:p text:style-name="Text_20_body"><text:span text:style-name="T8">Yoko</text:span>: I wonder if Stormy can cheer me up</text:p>
      <text:p text:style-name="Text_20_body"><text:span text:style-name="T11">Storm</text:span><text:span text:style-name="T10"> is around back :hurrr:</text:span></text:p>
      <text:p text:style-name="Text_20_body"><text:span text:style-name="T8">Yoko</text:span><text:span text:style-name="T7"> notices a small storm cloud near Stormys house and walks towards it</text:span></text:p>
      <text:p text:style-name="Text_20_body"><text:span text:style-name="T8">Yoko</text:span>: Hello?</text:p>
      <text:p text:style-name="Text_20_body"><text:span text:style-name="T11">Storm</text:span>: o-o</text:p>
      <text:p text:style-name="Text_20_body"><text:span text:style-name="T11">Storm</text:span><text:span text:style-name="T10"> spins around to face Yoko</text:span></text:p>
      <text:p text:style-name="Text_20_body"><text:span text:style-name="T11">Storm</text:span>: Oh...</text:p>
      <text:p text:style-name="Text_20_body"><text:span text:style-name="T11">Storm</text:span>: Hello!</text:p>
      <text:p text:style-name="Text_20_body"><text:span text:style-name="T8">Yoko</text:span>: Oh.. hi there Stormy...</text:p>
      <text:p text:style-name="Text_20_body"><text:span text:style-name="T8">Yoko</text:span>: Why did you take all my friends away?</text:p>
      <text:p text:style-name="Text_20_body"><text:soft-page-break/><text:span text:style-name="T8">Yoko</text:span><text:span text:style-name="T7"> cries</text:span></text:p>
      <text:p text:style-name="Text_20_body"><text:span text:style-name="T11">Storm</text:span>: I...didn't.</text:p>
      <text:p text:style-name="Text_20_body"><text:span text:style-name="T8">Yoko</text:span><text:span text:style-name="T7"> sniffs</text:span></text:p>
      <text:p text:style-name="Text_20_body"><text:span text:style-name="T8">Yoko</text:span>: You didn't?</text:p>
      <text:p text:style-name="Text_20_body"><text:span text:style-name="T11">Storm</text:span>: Watcher did.</text:p>
      <text:p text:style-name="Text_20_body"><text:span text:style-name="T11">Storm</text:span>: I just...watch them.</text:p>
      <text:p text:style-name="Text_20_body"><text:span text:style-name="T11">Storm</text:span>: ( :hurrr: )</text:p>
      <text:p text:style-name="Text_20_body"><text:span text:style-name="T8">Yoko</text:span>: Okay</text:p>
      <text:p text:style-name="Text_20_body"><text:span text:style-name="T8">Yoko</text:span>: I've been feeling sad and lonely lately...</text:p>
      <text:p text:style-name="Text_20_body"><text:span text:style-name="T11">Storm</text:span>: I've been....</text:p>
      <text:p text:style-name="Text_20_body"><text:span text:style-name="T11">Storm</text:span>: err....well...?</text:p>
      <text:p text:style-name="Text_20_body"><text:span text:style-name="T8">Yoko</text:span>: Do you... remember that time on that pirate ship?</text:p>
      <text:p text:style-name="Text_20_body"><text:span text:style-name="T11">Storm</text:span>: Er...yes.</text:p>
      <text:p text:style-name="Text_20_body"><text:span text:style-name="T8">Yoko</text:span>: It was so funny seeing you so nervous...</text:p>
      <text:p text:style-name="Text_20_body"><text:span text:style-name="T8">Yoko</text:span><text:span text:style-name="T7"> chuckles and blushes a little bit</text:span></text:p>
      <text:p text:style-name="Text_20_body"><text:span text:style-name="T11">Storm</text:span>: Oh?</text:p>
      <text:p text:style-name="Text_20_body"><text:span text:style-name="T8">Yoko</text:span>: I..uh... still have feelings for you...</text:p>
      <text:p text:style-name="Text_20_body"><text:span text:style-name="T11">Storm</text:span>: ...</text:p>
      <text:p text:style-name="Text_20_body"><text:span text:style-name="T8">Yoko</text:span>: And I..uh...</text:p>
      <text:p text:style-name="Text_20_body"><text:span text:style-name="T8">Yoko</text:span>: was wondering if you...</text:p>
      <text:p text:style-name="Text_20_body"><text:span text:style-name="T8">Yoko</text:span>: felt the same?</text:p>
      <text:p text:style-name="Text_20_body"><text:span text:style-name="T11">Storm</text:span>: Umm...</text:p>
      <text:p text:style-name="Text_20_body"><text:span text:style-name="T11">Storm</text:span>: I....don't know.</text:p>
      <text:p text:style-name="Text_20_body"><text:span text:style-name="T8">Yoko</text:span><text:span text:style-name="T7"> sighs</text:span></text:p>
      <text:p text:style-name="Text_20_body"><text:span text:style-name="T8">Yoko</text:span>: Are you sure?</text:p>
      <text:p text:style-name="Text_20_body"><text:span text:style-name="T11">Storm</text:span>: No, I'm not!</text:p>
      <text:p text:style-name="Text_20_body"><text:span text:style-name="T11">Storm</text:span>: I'm not sure about anything! :toomuch:</text:p>
      <text:p text:style-name="Text_20_body"><text:span text:style-name="T11">Storm</text:span>: Keeping slaves has grown tiresome and boring, all Watcher seems to want to do these days is mess with them, I keep having to clean up the mess...</text:p>
      <text:p text:style-name="Text_20_body"><text:span text:style-name="T11">Storm</text:span>: and I'm not even sure WHY we're keeping them in the first place!!</text:p>
      <text:p text:style-name="Text_20_body"><text:span text:style-name="T11">Storm</text:span>: So NO, I'm not sure about anything!</text:p>
      <text:p text:style-name="Text_20_body"><text:span text:style-name="T11">Storm</text:span><text:span text:style-name="T10"> flops to the ground, holding his head and repeating these last words</text:span></text:p>
      <text:p text:style-name="Text_20_body"><text:span text:style-name="T8">Yoko</text:span><text:span text:style-name="T7"> looks shocked</text:span></text:p>
      <text:p text:style-name="Text_20_body"><text:span text:style-name="T8">Yoko</text:span>: Do you feel like Watcher has forgotten about the relationship between you and her?</text:p>
      <text:p text:style-name="Text_20_body"><text:span text:style-name="T8">Yoko</text:span><text:span text:style-name="T7"> leans down to pick up Storm's head</text:span></text:p>
      <text:p text:style-name="Text_20_body"><text:span text:style-name="T8">Yoko</text:span>: You know...</text:p>
      <text:p text:style-name="Text_20_body"><text:span text:style-name="T8">Yoko</text:span>: I forgot how cute you were when you were mad...</text:p>
      <text:p text:style-name="Text_20_body"><text:soft-page-break/><text:span text:style-name="T11">Storm</text:span>: o-o</text:p>
      <text:p text:style-name="Text_20_body"><text:span text:style-name="T8">Yoko</text:span><text:span text:style-name="T7"> giggles</text:span></text:p>
      <text:p text:style-name="Text_20_body"><text:span text:style-name="T11">Storm</text:span><text:span text:style-name="T10"> looks away, though doesn't move</text:span></text:p>
      <text:p text:style-name="Text_20_body"><text:span text:style-name="T8">Yoko</text:span>: Hey.. it's alright...</text:p>
      <text:p text:style-name="Text_20_body"><text:span text:style-name="T8">Yoko</text:span>: Watcher will never know..</text:p>
      <text:p text:style-name="Text_20_body"><text:span text:style-name="T8">Yoko</text:span><text:span text:style-name="T7"> kisses Storm on the cheek</text:span></text:p>
      <text:p text:style-name="Text_20_body"><text:span text:style-name="T11">Storm</text:span>: ...errr...</text:p>
      <text:p text:style-name="Text_20_body"><text:span text:style-name="T11">Storm</text:span><text:span text:style-name="T10"> gives an almost imperceptible shrug and shifts himself closer to Yoko</text:span></text:p>
      <text:p text:style-name="Text_20_body"><text:span text:style-name="T8">Yoko</text:span>: That's it...</text:p>
      <text:p text:style-name="Text_20_body"><text:span text:style-name="T8">Yoko</text:span>: Come closer...</text:p>
      <text:p text:style-name="Text_20_body"><text:span text:style-name="T8">Yoko</text:span><text:span text:style-name="T7"> leans in for a kiss</text:span></text:p>
      <text:p text:style-name="Text_20_body"><text:span text:style-name="T11">Storm</text:span><text:span text:style-name="T10"> leans up to kiss her o-o</text:span></text:p>
      <text:p text:style-name="Text_20_body"><text:span text:style-name="T8">Yoko</text:span><text:span text:style-name="T7"> hugs Stormy, bringing their bodies closer together as Yoko slowly and passionately kisses Stormy</text:span></text:p>
      <text:p text:style-name="Text_20_body"><text:span text:style-name="T8">Yoko</text:span>: Rabid's cheating on me with Tenda...</text:p>
      <text:p text:style-name="Text_20_body"><text:span text:style-name="T11">Storm</text:span><text:span text:style-name="T10"> lies there returning the kiss, only barely aware of the thoughts running through his head</text:span></text:p>
      <text:p text:style-name="Text_20_body"><text:span text:style-name="T8">Yoko</text:span>: But he won't mind if I 'play' with you...</text:p>
      <text:p text:style-name="Text_20_body"><text:span text:style-name="T8">Yoko</text:span><text:span text:style-name="T7"> wraps her legs around Stormy and grinds against him</text:span></text:p>
      <text:p text:style-name="Text_20_body"><text:span text:style-name="T11">Storm</text:span><text:span text:style-name="T10"> looks up at Yoko, only now realizing that they are outside</text:span></text:p>
      <text:p text:style-name="Text_20_body"><text:span text:style-name="T11">Storm</text:span>: Is...is this really the best place for this?</text:p>
      <text:p text:style-name="Text_20_body"><text:span text:style-name="T8">Yoko</text:span>: We can go inside your house...</text:p>
      <text:p text:style-name="Text_20_body"><text:span text:style-name="T11">Storm</text:span>: Beh...I'd rather not...</text:p>
      <text:p text:style-name="Text_20_body"><text:span text:style-name="T4">Tenda</text:span> was timed out 91 minutes ago</text:p>
      <text:p text:style-name="Text_20_body"><text:span text:style-name="T4">Tenda</text:span> joined the chat 91 minutes ago</text:p>
      <text:p text:style-name="Text_20_body"><text:span text:style-name="T8">Yoko</text:span>: Okay then..</text:p>
      <text:p text:style-name="Text_20_body"><text:span text:style-name="T11">Storm</text:span><text:span text:style-name="T10"> starts moving in tandem with Yoko's grinding, still quite unsure</text:span></text:p>
      <text:p text:style-name="Text_20_body"><text:span text:style-name="T8">Yoko</text:span><text:span text:style-name="T7"> sighs</text:span></text:p>
      <text:p text:style-name="Text_20_body"><text:span text:style-name="T8">Yoko</text:span>: You don't seem to be interested in me anymore...</text:p>
      <text:p text:style-name="Text_20_body"><text:span text:style-name="T11">Storm</text:span>: Well...</text:p>
      <text:p text:style-name="Text_20_body"><text:span text:style-name="T11">Storm</text:span>: err...I'm just feeling...down.</text:p>
      <text:p text:style-name="Text_20_body"><text:span text:style-name="T8">Yoko</text:span><text:span text:style-name="T7"> frowns</text:span></text:p>
      <text:p text:style-name="Text_20_body"><text:span text:style-name="T8">Yoko</text:span>: Are we going to do this?</text:p>
      <text:p text:style-name="Text_20_body"><text:span text:style-name="T11">Storm</text:span>: Umm....another time, mayhaps....if that's okay with you? :flutterdear:</text:p>
      <text:p text:style-name="Text_20_body"><text:span text:style-name="T8">Yoko</text:span>: Okay...</text:p>
      <text:p text:style-name="Text_20_body"><text:span text:style-name="T8">Yoko</text:span>: Can you let me stay at your house for awhile?</text:p>
      <text:p text:style-name="Text_20_body"><text:span text:style-name="T11">Storm</text:span>: It was nice having someone to just talk to, though...</text:p>
      <text:p text:style-name="Text_20_body"><text:span text:style-name="T11">Storm</text:span>: Err...sure.</text:p>
      <text:p text:style-name="Text_20_body"><text:soft-page-break/><text:span text:style-name="T8">Yoko</text:span>: After you.</text:p>
      <text:p text:style-name="Text_20_body"><text:span text:style-name="T11">Storm</text:span><text:span text:style-name="T10"> scrambles to his....hooves(?)...and starts heading to the front door of the house</text:span></text:p>
      <text:p text:style-name="Text_20_body"><text:span text:style-name="T8">Yoko</text:span><text:span text:style-name="T7"> follows Storm</text:span></text:p>
      <text:p text:style-name="Text_20_body"><text:span text:style-name="T11">Storm</text:span><text:span text:style-name="T10"> opens the door and walks in</text:span></text:p>
      <text:p text:style-name="Text_20_body"><text:span text:style-name="T11">Storm</text:span>: Err...the guest room is....taken....</text:p>
      <text:p text:style-name="Text_20_body"><text:span text:style-name="T8">Yoko</text:span><text:span text:style-name="T7"> follows Storm inside</text:span></text:p>
      <text:p text:style-name="Text_20_body"><text:span text:style-name="T8">Yoko</text:span>: Oh...</text:p>
      <text:p text:style-name="Text_20_body"><text:span text:style-name="T11">Storm</text:span>: I'm not sure if Watcher's asleep or out...</text:p>
      <text:p text:style-name="Text_20_body"><text:span text:style-name="T11">Storm</text:span><text:span text:style-name="T10"> heads up the stairs towards his room; the front door shutting closed behind them of its own accord</text:span></text:p>
      <text:p text:style-name="Text_20_body"><text:span text:style-name="T4">Tenda</text:span><text:span text:style-name="T3"> peeks out from the bathroom at the end of the hall</text:span></text:p>
      <text:p text:style-name="Text_20_body"><text:span text:style-name="T8">Yoko</text:span><text:span text:style-name="T7"> shrugs</text:span></text:p>
      <text:p text:style-name="Text_20_body"><text:span text:style-name="T8">Yoko</text:span>: I guess I don't have anywhere to sleep...</text:p>
      <text:p text:style-name="Text_20_body"><text:span text:style-name="T8">Yoko</text:span><text:span text:style-name="T7"> sleeps on the couch</text:span></text:p>
      <text:p text:style-name="Text_20_body"><text:span text:style-name="T11">Storm</text:span>: Oh...</text:p>
      <text:p text:style-name="Text_20_body"><text:span text:style-name="T11">Storm</text:span>: Well, alright then...</text:p>
      <text:p text:style-name="Text_20_body"><text:span text:style-name="T11">Storm</text:span><text:span text:style-name="T10"> plops into his room for a second, returning to Yoko with a pillow and blanket</text:span></text:p>
      <text:p text:style-name="Text_20_body"><text:span text:style-name="T11">Storm</text:span>: Here, take these</text:p>
      <text:p text:style-name="Text_20_body"><text:span text:style-name="T8">Yoko</text:span><text:span text:style-name="T7"> takes the pillow and blanket</text:span></text:p>
      <text:p text:style-name="Text_20_body"><text:span text:style-name="T2">Watcher</text:span> joined the chat 61 minutes ago</text:p>
      <text:p text:style-name="Text_20_body"><text:span text:style-name="T8">Yoko</text:span><text:span text:style-name="T7"> sleeps on the pillow and puts the blanket over her</text:span></text:p>
      <text:p text:style-name="Text_20_body"><text:span text:style-name="T4">Tenda</text:span><text:span text:style-name="T3"> continues hiding in the bathroom, listening for anything in the corridor</text:span></text:p>
      <text:p text:style-name="Text_20_body"><text:span text:style-name="T4">Tenda</text:span><text:span text:style-name="T3"> waves her antennae through the crack in the door</text:span></text:p>
      <text:p text:style-name="Text_20_body"><text:span text:style-name="T11">Storm</text:span><text:span text:style-name="T10"> heads back up the stairs</text:span></text:p>
      <text:p text:style-name="Text_20_body"><text:span text:style-name="T4">Tenda</text:span><text:span text:style-name="T3"> hears somepony approaching and ducks back behind the door</text:span></text:p>
      <text:p text:style-name="Text_20_body"><text:span text:style-name="T2">Watcher</text:span>: (She hasn't forgotten :p Remember that time on the bed when making out and she told you hold much she loved ya :awesomecheer: Yoko, don't you be cheating on my husbando)</text:p>
      <text:p text:style-name="Text_20_body"><text:span text:style-name="T11">Storm</text:span>: (To be fair, he didn't answer /that/ question...)</text:p>
      <text:p text:style-name="Text_20_body"><text:span text:style-name="T2">Watcher</text:span>: (I know, talkin' to Yoko. Now then, what shall the gone mad Watcher do today? :good: )</text:p>
      <text:p text:style-name="Text_20_body"><text:span text:style-name="T4">Tenda</text:span>: ( Watcher knows )</text:p>
      <text:p text:style-name="Text_20_body"><text:span text:style-name="T4">Tenda</text:span>: ( :rariwat: )</text:p>
      <text:p text:style-name="Text_20_body"><text:span text:style-name="T11">Storm</text:span>: (That is, what will the gone-mad-from-boredom-an​d-ennui Storm /let/ her do today? :hurrr: )</text:p>
      <text:p text:style-name="Text_20_body"><text:span text:style-name="T11">Storm</text:span>: (Assuming I don't just fall asleep sometime in the next 5 minuts :hurrr: )</text:p>
      <text:p text:style-name="Text_20_body"><text:span text:style-name="T2">Watcher</text:span>: (Watcher has gonna lost a few screws... She clearly isn't herself anymore :rariwat: )</text:p>
      <text:p text:style-name="Text_20_body"><text:span text:style-name="T4">Tenda</text:span>: (Show me the lost screws :flail: )</text:p>
      <text:p text:style-name="Text_20_body"><text:span text:style-name="T11">Storm</text:span>: (He's realized that :hurrr: )</text:p>
      <text:p text:style-name="Text_20_body"><text:span text:style-name="T2">Watcher</text:span><text:span text:style-name="T1"> walks around the house, swinger her knife with a joyous song</text:span></text:p>
      <text:p text:style-name="Text_20_body"><text:soft-page-break/><text:span text:style-name="T2">Watcher</text:span>: *swinging</text:p>
      <text:p text:style-name="Text_20_body"><text:span text:style-name="T11">Storm</text:span><text:span text:style-name="T10"> bumps into Watcher, lost in thought</text:span></text:p>
      <text:p text:style-name="Text_20_body"><text:span text:style-name="T4">Tenda</text:span><text:span text:style-name="T3"> closes the bathroom door a little more, upon hearing more footsteps</text:span></text:p>
      <text:p text:style-name="Text_20_body"><text:span text:style-name="T2">Watcher</text:span><text:span text:style-name="T1"> shakes her head a few times, her eyes are a bit crossed "Oh- hi Storm! Wh-whatcha up to?"</text:span></text:p>
      <text:p text:style-name="Text_20_body"><text:span text:style-name="T11">Storm</text:span>: Just...thinking!</text:p>
      <text:p text:style-name="Text_20_body"><text:span text:style-name="T11">Storm</text:span>: You?</text:p>
      <text:p text:style-name="Text_20_body"><text:span text:style-name="T2">Watcher</text:span>: The same :good:</text:p>
      <text:p text:style-name="Text_20_body"><text:span text:style-name="T4">Tenda</text:span><text:span text:style-name="T3"> slowly extends an antenna into the corridor to try and listen in</text:span></text:p>
      <text:p text:style-name="Text_20_body"><text:span text:style-name="T11">Storm</text:span>: Wh....err...what's with the knife?</text:p>
      <text:p text:style-name="Text_20_body"><text:span text:style-name="T2">Watcher</text:span>: Oh this... Just a memento. I've grown rather attached to it. It's extremely useful.</text:p>
      <text:p text:style-name="Text_20_body"><text:span text:style-name="T8">Yoko</text:span><text:span text:style-name="T7"> shivers on the couch</text:span></text:p>
      <text:p text:style-name="Text_20_body"><text:span text:style-name="T4">Tenda</text:span><text:span text:style-name="T3"> quirks her antenna back and forth, trying to get a better read after having heard about a knife</text:span></text:p>
      <text:p text:style-name="Text_20_body"><text:span text:style-name="T11">Storm</text:span>: I see...</text:p>
      <text:p text:style-name="Text_20_body"><text:span text:style-name="T11">Storm</text:span>: Well, just so ya know, we have another guest, currently sleeping on the couch...</text:p>
      <text:p text:style-name="Text_20_body"><text:span text:style-name="T11">Storm</text:span>: I'd er...prefer it if she were to remain....unperturbed.</text:p>
      <text:p text:style-name="Text_20_body"><text:span text:style-name="T2">Watcher</text:span>: What?! Why?! :grump:</text:p>
      <text:p text:style-name="Text_20_body"><text:span text:style-name="T4">Tenda</text:span><text:span text:style-name="T3"> opens the door further and sticks her other antenna out, curious about this new guest o-o</text:span></text:p>
      <text:p text:style-name="Text_20_body"><text:span text:style-name="T11">Storm</text:span>: Because I said so!</text:p>
      <text:p text:style-name="Text_20_body"><text:span text:style-name="T2">Watcher</text:span>: Fine... *grumbles a bit*</text:p>
      <text:p text:style-name="Text_20_body"><text:span text:style-name="T11">Storm</text:span>: Good...!</text:p>
      <text:p text:style-name="Text_20_body"><text:span text:style-name="T4">Tenda</text:span><text:span text:style-name="T3"> mutters to herself, "Better treatment than we're getting..."</text:span></text:p>
      <text:p text:style-name="Text_20_body"><text:span text:style-name="T11">Storm</text:span>: I'd also like to ask you to ease up a /bit/ on the slaves...don't want them to die on us, do we?</text:p>
      <text:p text:style-name="Text_20_body"><text:span text:style-name="T4">Tenda</text:span><text:span text:style-name="T3"> begins inching the bathroom door open until the portal is broad enough she can squeeze through</text:span></text:p>
      <text:p text:style-name="Text_20_body"><text:span text:style-name="T9">Newblood</text:span> was timed out 41 minutes ago</text:p>
      <text:p text:style-name="Text_20_body"><text:span text:style-name="T2">Watcher</text:span>: How are the slaves doing? Healing up, I'm "afraid" I went a little too far the other day. :celmmmmf:</text:p>
      <text:p text:style-name="Text_20_body"><text:span text:style-name="T11">Storm</text:span>: What fun are dead slaves, hmm?</text:p>
      <text:p text:style-name="Text_20_body"><text:span text:style-name="T4">Tenda</text:span><text:span text:style-name="T3"> hugs the wall and quietly scoots down the hallway towards the bedroom Rabid is still resting</text:span></text:p>
      <text:p text:style-name="Text_20_body"><text:span text:style-name="T11">Storm</text:span>: Ah, they'll be fine....I suppose.</text:p>
      <text:p text:style-name="Text_20_body"><text:span text:style-name="T2">Watcher</text:span>: Oh chillax Storm, I know if they are going to die or not. I just like to have fun.</text:p>
      <text:p text:style-name="Text_20_body"><text:span text:style-name="T11">Storm</text:span>: Yeah, okay.</text:p>
      <text:p text:style-name="Text_20_body"><text:span text:style-name="T4">Tenda</text:span><text:span text:style-name="T3"> peeks in at Rabid, still sleeping peacefully where she left him</text:span></text:p>
      <text:p text:style-name="Text_20_body"><text:span text:style-name="T2">Watcher</text:span>: I especially enjoy what happened to the mutt :good: Which reminds me, is the mule awake? I have unfinished business.</text:p>
      <text:p text:style-name="Text_20_body"><text:span text:style-name="T4">Tenda</text:span><text:span text:style-name="T3"> remains in the doorway, watching Rabid's easy breathing</text:span></text:p>
      <text:p text:style-name="Text_20_body"><text:span text:style-name="T11">Storm</text:span>: Probably...</text:p>
      <text:p text:style-name="Text_20_body"><text:soft-page-break/><text:span text:style-name="T4">Tenda</text:span><text:span text:style-name="T3"> 's antennae level to the sides</text:span></text:p>
      <text:p text:style-name="Text_20_body"><text:span text:style-name="T4">Tenda</text:span>: ...uh oh...</text:p>
      <text:p text:style-name="Text_20_body"><text:span text:style-name="T9">Newblood</text:span> joined the chat 37 minutes ago</text:p>
      <text:p text:style-name="Text_20_body"><text:span text:style-name="T4">Tenda</text:span><text:span text:style-name="T3"> shuts the door to the guest bedroom Rabid is sleeping in behind her, and rests her weight against it as she stares expectantly and sadly at the stairwell</text:span></text:p>
      <text:p text:style-name="Text_20_body"><text:span text:style-name="T2">Watcher</text:span><text:span text:style-name="T1"> skips off to the room Rabid is staying in, humming a song</text:span></text:p>
      <text:p text:style-name="Text_20_body"><text:span text:style-name="T9">Newblood</text:span> joined the chat 35 minutes ago</text:p>
      <text:p text:style-name="Text_20_body"><text:span text:style-name="T11">Storm</text:span>: Err...yeah, you do that...</text:p>
      <text:p text:style-name="Text_20_body"><text:span text:style-name="T11">Storm</text:span>: I'm gonna...</text:p>
      <text:p text:style-name="Text_20_body"><text:span text:style-name="T11">Storm</text:span>: uh....take a nap, I guess!</text:p>
      <text:p text:style-name="Text_20_body"><text:span text:style-name="T11">Storm</text:span><text:span text:style-name="T10"> slides into his room</text:span></text:p>
      <text:p text:style-name="Text_20_body"><text:span text:style-name="T4">Tenda</text:span><text:span text:style-name="T3"> hears Watcher approaching and only backs herself further against the door</text:span></text:p>
      <text:p text:style-name="Text_20_body"><text:span text:style-name="T11">Storm</text:span><text:span text:style-name="T10"> hops onto the bed</text:span></text:p>
      <text:p text:style-name="Text_20_body"><text:span text:style-name="T11">Storm</text:span>: (which is what I'm about to do right now)</text:p>
      <text:p text:style-name="Text_20_body"><text:span text:style-name="T4">Tenda</text:span>: (night Storm~)</text:p>
      <text:p text:style-name="Text_20_body"><text:span text:style-name="T2">Watcher</text:span><text:span text:style-name="T1"> tries opening the door but can't due to Tenda's weight</text:span></text:p>
      <text:p text:style-name="Text_20_body"><text:span text:style-name="T2">Watcher</text:span>: (night storm &lt;3)</text:p>
      <text:p text:style-name="Text_20_body"><text:span text:style-name="T2">Watcher</text:span>: Storm, the door is stuck! :grump:</text:p>
      <text:p text:style-name="Text_20_body"><text:span text:style-name="T4">Tenda</text:span>: o-o</text:p>
      <text:p text:style-name="Text_20_body"><text:span text:style-name="T4">Tenda</text:span><text:span text:style-name="T3"> hastily opens the door</text:span></text:p>
      <text:p text:style-name="Text_20_body"><text:span text:style-name="T11">Storm</text:span>: (Boredom&gt;​Naps=Good enough excuse for me to go to sleep :hurrr: )</text:p>
      <text:p text:style-name="Text_20_body"><text:span text:style-name="T11">Storm</text:span><text:span text:style-name="T10"> shouts down "The handle turns the other way!"</text:span></text:p>
      <text:p text:style-name="Text_20_body"><text:span text:style-name="T11">Storm</text:span>: ( :hurrr: )</text:p>
      <text:p text:style-name="Text_20_body"><text:span text:style-name="T11">Storm</text:span><text:span text:style-name="T10"> "If that doesn't work, then just kick it down....it's just a stupid door!"</text:span></text:p>
      <text:p text:style-name="Text_20_body"><text:span text:style-name="T2">Watcher</text:span>: Can I stab it?! :hithere:</text:p>
      <text:p text:style-name="Text_20_body"><text:span text:style-name="T4">Tenda</text:span>: (The door is open! :P )</text:p>
      <text:p text:style-name="Text_20_body"><text:span text:style-name="T11">Storm</text:span><text:span text:style-name="T10"> "Whatever!"</text:span></text:p>
      <text:p text:style-name="Text_20_body"><text:span text:style-name="T11">Storm</text:span><text:span text:style-name="T10"> falls asleep</text:span></text:p>
      <text:p text:style-name="Text_20_body"><text:span text:style-name="T2">Watcher</text:span><text:span text:style-name="T1"> turns around to see Tenda "Oh! It's you, just the thing I wanted to see! :hithere: "</text:span></text:p>
      <text:p text:style-name="Text_20_body"><text:span text:style-name="T11">Storm</text:span>: (Dobroy Nochi!)</text:p>
      <text:p text:style-name="Text_20_body"><text:span text:style-name="T4">Tenda</text:span>: Hi mistress. o-o</text:p>
      <text:p text:style-name="Text_20_body"><text:span text:style-name="T4">Tenda</text:span>: I was waiting for you, too. o-o</text:p>
      <text:p text:style-name="Text_20_body"><text:span text:style-name="T2">Watcher</text:span>: Oh, you were? Then you must know why I'm here? *she swings her knife around *</text:p>
      <text:p text:style-name="Text_20_body"><text:span text:style-name="T4">Tenda</text:span>: Y-Yes... I figured... :wtf:</text:p>
      <text:p text:style-name="Text_20_body"><text:span text:style-name="T4">Tenda</text:span>: But, unnh, I wanted to, try... making an offer... anyway...</text:p>
      <text:p text:style-name="Text_20_body"><text:span text:style-name="T2">Watcher</text:span>: Offer? :crazytwi:</text:p>
      <text:p text:style-name="Text_20_body"><text:span text:style-name="T4">Tenda</text:span>: ...uh, kind of. :wtf:</text:p>
      <text:p text:style-name="Text_20_body"><text:soft-page-break/><text:span text:style-name="T4">Tenda</text:span>: I just wanted you to know that I'm giving in willingly.</text:p>
      <text:p text:style-name="Text_20_body"><text:span text:style-name="T4">Tenda</text:span><text:span text:style-name="T3"> lowers herself and her muzzle to the floor in front of you</text:span></text:p>
      <text:p text:style-name="Text_20_body"><text:span text:style-name="T4">Tenda</text:span>: S-So... you might maybe... go easier on me...</text:p>
      <text:p text:style-name="Text_20_body"><text:span text:style-name="T2">Watcher</text:span>: Hmmm? *she puts her hoof to her muzzle and thinks for a few seconds*</text:p>
      <text:p text:style-name="Text_20_body"><text:span text:style-name="T4">Tenda</text:span><text:span text:style-name="T3"> quivers under your touch</text:span></text:p>
      <text:p text:style-name="Text_20_body"><text:span text:style-name="T4">Tenda</text:span>: (whoops misread that)</text:p>
      <text:p text:style-name="Text_20_body"><text:span text:style-name="T4">Tenda</text:span>: (well I'm quivering anyway :P )</text:p>
      <text:p text:style-name="Text_20_body"><text:span text:style-name="T2">Watcher</text:span><text:span text:style-name="T1"> smirks, "Nah!", pushes you onto the ground in the guest room</text:span></text:p>
      <text:p text:style-name="Text_20_body"><text:span text:style-name="T4">Tenda</text:span><text:span text:style-name="T3"> whimpers and rolls to the floor with minimal resistance</text:span></text:p>
      <text:p text:style-name="Text_20_body"><text:span text:style-name="T4">Tenda</text:span>: W-W-Well.. okay..</text:p>
      <text:p text:style-name="Text_20_body"><text:span text:style-name="T4">Tenda</text:span>: Whatever mistress wants, she's going to get, so...</text:p>
      <text:p text:style-name="Text_20_body"><text:span text:style-name="T4">Tenda</text:span>: T-T-T-T</text:p>
      <text:p text:style-name="Text_20_body"><text:span text:style-name="T4">Tenda</text:span><text:span text:style-name="T3"> coughs while stuttering</text:span></text:p>
      <text:p text:style-name="Text_20_body"><text:span text:style-name="T4">Tenda</text:span>: T-Thank you... mistress... for whatever this is...</text:p>
      <text:p text:style-name="Text_20_body"><text:span text:style-name="T2">Watcher</text:span><text:span text:style-name="T1"> presses her hoof against your face "You better be thankful for all I've done for you..."</text:span></text:p>
      <text:p text:style-name="Text_20_body"><text:span text:style-name="T4">Tenda</text:span><text:span text:style-name="T3"> whinnies, and then chirps</text:span></text:p>
      <text:p text:style-name="Text_20_body"><text:span text:style-name="T4">Tenda</text:span>: Yes.</text:p>
      <text:p text:style-name="Text_20_body"><text:span text:style-name="T4">Tenda</text:span>: It's so thankful.</text:p>
      <text:p text:style-name="Text_20_body"><text:span text:style-name="T2">Watcher</text:span>: There was something I wasn't able to do during my last play time...</text:p>
      <text:p text:style-name="Text_20_body"><text:span text:style-name="T4">Tenda</text:span><text:span text:style-name="T3"> flicks her antennae against one another</text:span></text:p>
      <text:p text:style-name="Text_20_body"><text:span text:style-name="T4">Tenda</text:span>: I'm... so thankful...</text:p>
      <text:p text:style-name="Text_20_body"><text:span text:style-name="T4">Tenda</text:span>: ...nnh?</text:p>
      <text:p text:style-name="Text_20_body"><text:span text:style-name="T2">Watcher</text:span><text:span text:style-name="T1"> chuckles, lifting up her hoof and walking over to the corner of the room where she grabs a metal rod</text:span></text:p>
      <text:p text:style-name="Text_20_body"><text:span text:style-name="T4">Tenda</text:span><text:span text:style-name="T3"> doesn't turn to watch, instead remaining as still as she can</text:span></text:p>
      <text:p text:style-name="Text_20_body"><text:span text:style-name="T8">Yoko</text:span>: (i'll just...go to sleep now,say hi to Rabid for me if he wakes up in awhile)</text:p>
      <text:p text:style-name="Text_20_body"><text:span text:style-name="T2">Watcher</text:span><text:span text:style-name="T1"> chuckles a bit, placing the metal rod into the fire place, still active from the previous day "Lay on your side."</text:span></text:p>
      <text:p text:style-name="Text_20_body"><text:span text:style-name="T4">Tenda</text:span><text:span text:style-name="T3"> squeaks, "O-okay..."</text:span></text:p>
      <text:p text:style-name="Text_20_body"><text:span text:style-name="T8">Yoko</text:span>: (oh wow,perfect timing)</text:p>
      <text:p text:style-name="Text_20_body"><text:span text:style-name="T8">Yoko</text:span>: (just saw Rabid's skype turn on)</text:p>
      <text:p text:style-name="Text_20_body"><text:span text:style-name="T8">Yoko</text:span>: (and I was about to go to sleep too)</text:p>
      <text:p text:style-name="Text_20_body"><text:span text:style-name="T4">Tenda</text:span><text:span text:style-name="T3"> does as Watcher asks, rolling onto her side, shaking visibly</text:span></text:p>
      <text:p text:style-name="Text_20_body"><text:span text:style-name="T6">Rabid</text:span> joined the chat 30 seconds ago</text:p>
      <text:p text:style-name="Text_20_body"><text:span text:style-name="T6">Rabid</text:span><text:span text:style-name="T5"> finally wakes up and rolls over to see Watcher rolling a rod in the fire and Tenda on her side on the floor. Rabid squeaks tries to make himself as small as possible, pulling the blanket up just under his eyes.</text:span></text:p>
      <text:p text:style-name="Text_20_body"><text:span text:style-name="T8">Yoko</text:span><text:span text:style-name="T7"> cries in her sleep, feeling alone again</text:span></text:p>
      <text:p text:style-name="Text_20_body"><text:soft-page-break/><text:span text:style-name="T2">Watcher</text:span><text:span text:style-name="T1"> pulls out the brand and blows on it "Good. It's ready!"</text:span></text:p>
      <text:p text:style-name="Text_20_body"><text:span text:style-name="T2">Watcher</text:span>: Oh, you awake mutt? You're just in time for the show!</text:p>
      <text:p text:style-name="Text_20_body"><text:span text:style-name="T4">Tenda</text:span>: ...mutt..?</text:p>
      <text:p text:style-name="Text_20_body"><text:span text:style-name="T4">Tenda</text:span><text:span text:style-name="T3"> cranes her neck up to look over to the fire-lit bed</text:span></text:p>
      <text:p text:style-name="Text_20_body"><text:span text:style-name="T4">Tenda</text:span><text:span text:style-name="T3"> smiles sadly, and sinks back onto the floor</text:span></text:p>
      <text:p text:style-name="Text_20_body"><text:span text:style-name="T6">Rabid</text:span><text:span text:style-name="T5"> meeps and blinks a few times quickly</text:span></text:p>
      <text:p text:style-name="Text_20_body"><text:span text:style-name="T2">Watcher</text:span><text:span text:style-name="T1"> forces the hot brand down on Tenda's cutie mark "Quiet you!"</text:span></text:p>
      <text:p text:style-name="Text_20_body"><text:span text:style-name="T4">Tenda</text:span><text:span text:style-name="T3"> exhales continuously, ragged and squealing</text:span></text:p>
      <text:p text:style-name="Text_20_body"><text:span text:style-name="T4">Tenda</text:span><text:span text:style-name="T3"> begins taking rapid, gasping breaths</text:span></text:p>
      <text:p text:style-name="Text_20_body"><text:span text:style-name="T6">Rabid</text:span><text:span text:style-name="T5"> winces as he watches, unable to look away</text:span></text:p>
      <text:p text:style-name="Text_20_body"><text:span text:style-name="T2">Watcher</text:span><text:span text:style-name="T1"> chuckles to her self, pressing down the brand harder and twisting slightly "Mmm, feel that?! Like huh?!"</text:span></text:p>
      <text:p text:style-name="Text_20_body"><text:span text:style-name="T4">Tenda</text:span><text:span text:style-name="T3"> loses herself and whines again, writhing on the floor but not leaving the general position Watcher ordered her into</text:span></text:p>
      <text:p text:style-name="Text_20_body"><text:span text:style-name="T4">Tenda</text:span><text:span text:style-name="T3"> makes some kind of stuttering noise between her gasps for air, but indecipherable</text:span></text:p>
      <text:p text:style-name="Text_20_body"><text:span text:style-name="T9">Newblood</text:span> joined the chat 8 seconds ago</text:p>
      <text:p text:style-name="Text_20_body"><text:span text:style-name="T2">Watcher</text:span><text:span text:style-name="T1"> pulls back the brand and looks down at your seared SW covering your cutie mark "Property of Storm Watcher... You no loner have an of yourself anymore. I own all of you!"</text:span></text:p>
      <text:p text:style-name="Text_20_body"><text:span text:style-name="T4">Tenda</text:span>: Y-Yes...</text:p>
      <text:p text:style-name="Text_20_body"><text:span text:style-name="T4">Tenda</text:span>: I...guess...</text:p>
      <text:p text:style-name="Text_20_body"><text:span text:style-name="T4">Tenda</text:span><text:span text:style-name="T3"> loses her composure and writhes on the floor more</text:span></text:p>
      <text:p text:style-name="Text_20_body"><text:span text:style-name="T6">Rabid</text:span><text:span text:style-name="T5"> whimpers under the covers</text:span></text:p>
      <text:p text:style-name="Text_20_body"><text:span text:style-name="T2">Watcher</text:span>: Shut up and turn over!</text:p>
      <text:p text:style-name="Text_20_body"><text:span text:style-name="T4">Tenda</text:span>: O-O-O-Okay...</text:p>
      <text:p text:style-name="Text_20_body"><text:span text:style-name="T4">Tenda</text:span>: Gimme a second.</text:p>
      <text:p text:style-name="Text_20_body"><text:span text:style-name="T2">Watcher</text:span><text:span text:style-name="T1"> kicks Tenda over anyway</text:span></text:p>
      <text:p text:style-name="Text_20_body"><text:span text:style-name="T4">Tenda</text:span><text:span text:style-name="T3"> whimpers and chirps and whimpers and chirps again</text:span></text:p>
      <text:p text:style-name="Text_20_body"><text:span text:style-name="T8">Yoko</text:span>: (not sure what</text:p>
      <text:p text:style-name="Text_20_body"><text:span text:style-name="T4">Tenda</text:span><text:span text:style-name="T3"> reflexively flexes and retracts her wings, the hot air WHOOSHing through the holes in them</text:span></text:p>
      <text:p text:style-name="Text_20_body"><text:span text:style-name="T8">Yoko</text:span>: (I could do here, So I'm going to bed)</text:p>
      <text:p text:style-name="Text_20_body"><text:span text:style-name="T8">Yoko</text:span>: (night)</text:p>
      <text:p text:style-name="Text_20_body"><text:span text:style-name="T2">Watcher</text:span><text:span text:style-name="T1"> slams down the brand once more on your other cutie mark, cackling in pleasure of your pain</text:span></text:p>
      <text:p text:style-name="Text_20_body"><text:span text:style-name="T6">Rabid</text:span>: (i'm sure watcher will deal with you soon enough. goodnight yoko)</text:p>
      <text:p text:style-name="Text_20_body"><text:span text:style-name="T4">Tenda</text:span><text:span text:style-name="T3"> squeals, the sound gradually fading into a trilling insect-like chirp</text:span></text:p>
      <text:p text:style-name="Text_20_body"><text:span text:style-name="T2">Watcher</text:span>: (holy hell! I found a fist size piece of cereal in my box o-o )</text:p>
      <text:p text:style-name="Text_20_body"><text:span text:style-name="T4">Tenda</text:span><text:span text:style-name="T3"> writhes pointlessly on the floor, swimming in the air</text:span></text:p>
      <text:p text:style-name="Text_20_body"><text:span text:style-name="T4">Tenda</text:span>: T T T T T T T T T T</text:p>
      <text:p text:style-name="Text_20_body"><text:soft-page-break/><text:span text:style-name="T4">Tenda</text:span>: hhaaa</text:p>
      <text:p text:style-name="Text_20_body"><text:span text:style-name="T4">Tenda</text:span>: nnnnnnnnnnn</text:p>
      <text:p text:style-name="Text_20_body"><text:span text:style-name="T8">Yoko</text:span>: (uh, I hope Stormy backs me up :U, it seems like he is the only weak link)</text:p>
      <text:p text:style-name="Text_20_body"><text:span text:style-name="T4">Tenda</text:span><text:span text:style-name="T3"> groans loudly and tenses her whole body</text:span></text:p>
      <text:p text:style-name="Text_20_body"><text:span text:style-name="T6">Rabid</text:span>: (well you're in the house now. like i said. i'm sure watcher will have /some/ plans for you)</text:p>
      <text:p text:style-name="Text_20_body"><text:span text:style-name="T2">Watcher</text:span><text:span text:style-name="T1"> removes the brand, continuing her cackle</text:span></text:p>
      <text:p text:style-name="Text_20_body"><text:span text:style-name="T2">Watcher</text:span>: (Stormy said not to :grump: )</text:p>
      <text:p text:style-name="Text_20_body"><text:span text:style-name="T4">Tenda</text:span><text:span text:style-name="T3"> drags herself closer to Watcher, wrapping two hooves around one of her legs</text:span></text:p>
      <text:p text:style-name="Text_20_body"><text:span text:style-name="T4">Tenda</text:span>: T T T T T T T Thank, you, mmmmmmistress...</text:p>
      <text:p text:style-name="Text_20_body"><text:span text:style-name="T8">Yoko</text:span>: (alright then, with that I know I can sleep in peace, good night)</text:p>
      <text:p text:style-name="Text_20_body"><text:span text:style-name="T2">Watcher</text:span>: (I mean, come on, what's so wrong about vivisection? :grump: )</text:p>
      <text:p text:style-name="Text_20_body"><text:span text:style-name="T4">Tenda</text:span>: (*holds up her volunteer ticket*</text:p>
      <text:p text:style-name="Text_20_body"><text:span text:style-name="T6">Rabid</text:span>: (*holds up his volunteer ticket, as long as he survives it*)</text:p>
      <text:p text:style-name="Text_20_body"><text:span text:style-name="T2">Watcher</text:span>: (Nothing that gruesome tonight darlin)</text:p>
      <text:p text:style-name="Text_20_body"><text:span text:style-name="T2">Watcher</text:span>: (*darlings o-o )</text:p>
      <text:p text:style-name="Text_20_body"><text:span text:style-name="T8">Yoko</text:span>: (*burns any of these volunteer tickets she might own*)</text:p>
      <text:p text:style-name="Text_20_body"><text:span text:style-name="T4">Tenda</text:span>: (*her volunteer ticket contains no such riders :smugtrixie:</text:p>
      <text:p text:style-name="Text_20_body"><text:span text:style-name="T8">Yoko</text:span>: (I am not re-living Cupcakes again!)</text:p>
      <text:p text:style-name="Text_20_body"><text:span text:style-name="T4">Tenda</text:span><text:span text:style-name="T3"> squeezes Watcher's hoof tighter</text:span></text:p>
      <text:p text:style-name="Text_20_body"><text:span text:style-name="T2">Watcher</text:span>: (You won't be doing cupcakes :hithere: You'll keep everything and be awake as I cut you open)</text:p>
      <text:p text:style-name="Text_20_body"><text:span text:style-name="T2">Watcher</text:span><text:span text:style-name="T1"> kicks Tenda in the jaw "Get off me, I don't want your filth!"</text:span></text:p>
      <text:p text:style-name="Text_20_body"><text:span text:style-name="T4">Tenda</text:span><text:span text:style-name="T3"> whimpers and pulls herself away</text:span></text:p>
      <text:p text:style-name="Text_20_body"><text:span text:style-name="T4">Tenda</text:span>: SSSSSSSSorry...</text:p>
      <text:p text:style-name="Text_20_body"><text:span text:style-name="T4">Tenda</text:span>: Sorry...</text:p>
      <text:p text:style-name="Text_20_body"><text:span text:style-name="T8">Yoko</text:span>: (doing such an gruesome act is serious bad karma)</text:p>
      <text:p text:style-name="Text_20_body"><text:span text:style-name="T2">Watcher</text:span>: (Karma isn't real, sooooooo :hurrr: *cuts you open*</text:p>
      <text:p text:style-name="Text_20_body"><text:span text:style-name="T8">Yoko</text:span>: (but I shouldn't think about this vivisection thingy right now before bed)</text:p>
      <text:p text:style-name="Text_20_body"><text:span text:style-name="T2">Watcher</text:span>: (I think about it every night :good: )</text:p>
      <text:p text:style-name="Text_20_body"><text:span text:style-name="T8">Yoko</text:span>: (u.u)</text:p>
      <text:p text:style-name="Text_20_body"><text:span text:style-name="T8">Yoko</text:span>: (now I wonder how I sleep safely at night)</text:p>
      <text:p text:style-name="Text_20_body"><text:span text:style-name="T2">Watcher</text:span><text:span text:style-name="T1"> glares down at Tenda, wiping her hooves on the ground</text:span></text:p>
      <text:p text:style-name="Text_20_body"><text:span text:style-name="T6">Rabid</text:span><text:span text:style-name="T5"> slinks to the floor and crawls over to Tenda</text:span></text:p>
      <text:p text:style-name="Text_20_body"><text:span text:style-name="T8">Yoko</text:span>: (oh by the way</text:p>
      <text:p text:style-name="Text_20_body"><text:span text:style-name="T4">Tenda</text:span><text:span text:style-name="T3"> pushes herself away from Rabid as he approaches</text:span></text:p>
      <text:p text:style-name="Text_20_body"><text:span text:style-name="T2">Watcher</text:span><text:span text:style-name="T1"> holds the brand up to Rabid's face "Back. Off."</text:span></text:p>
      <text:p text:style-name="Text_20_body"><text:span text:style-name="T8">Yoko</text:span>: (Stormy invited me to his house, he didn't handcuff me and capture me)</text:p>
      <text:p text:style-name="Text_20_body"><text:soft-page-break/><text:span text:style-name="T6">Rabid</text:span><text:span text:style-name="T5"> slowly crawls backwards</text:span></text:p>
      <text:p text:style-name="Text_20_body"><text:span text:style-name="T2">Watcher</text:span>: (I know.)</text:p>
      <text:p text:style-name="Text_20_body"><text:span text:style-name="T8">Yoko</text:span>: (And It's not nice to cut open your guests)</text:p>
      <text:p text:style-name="Text_20_body"><text:span text:style-name="T6">Rabid</text:span><text:span text:style-name="T5"> looks up at Watcher fearfully</text:span></text:p>
      <text:p text:style-name="Text_20_body"><text:span text:style-name="T4">Tenda</text:span>: (yes it is )</text:p>
      <text:p text:style-name="Text_20_body"><text:span text:style-name="T4">Tenda</text:span>: ( :celmmmmf: )</text:p>
      <text:p text:style-name="Text_20_body"><text:span text:style-name="T8">Yoko</text:span>: (eww)</text:p>
      <text:p text:style-name="Text_20_body"><text:span text:style-name="T2">Watcher</text:span>: (Just look at Hannibal Lector :hurrr: )</text:p>
      <text:p text:style-name="Text_20_body"><text:span text:style-name="T8">Yoko</text:span>: (why does everyone want to see me suffer)</text:p>
      <text:p text:style-name="Text_20_body"><text:span text:style-name="T8">Yoko</text:span>: (SADISTS EVERYWHERE HALP)</text:p>
      <text:p text:style-name="Text_20_body"><text:span text:style-name="T4">Tenda</text:span>: (we want to see ourselves suffer, it would be wasted on you :P )</text:p>
      <text:p text:style-name="Text_20_body"><text:span text:style-name="T8">Yoko</text:span>: (flails)</text:p>
      <text:p text:style-name="Text_20_body"><text:span text:style-name="T4">Tenda</text:span>: (LET'S CONTINUE. GOODNIGHT YOKO.)</text:p>
      <text:p text:style-name="Text_20_body"><text:span text:style-name="T2">Watcher</text:span>: (Oh I don't want /you/ to suffer... I want the world too :approve: )</text:p>
      <text:p text:style-name="Text_20_body"><text:span text:style-name="T8">Yoko</text:span>: (okay thank you for telling me goodnight)</text:p>
      <text:p text:style-name="Text_20_body"><text:span text:style-name="T8">Yoko</text:span>: (so is Watcher channeling Kefka right now?)</text:p>
      <text:p text:style-name="Text_20_body"><text:span text:style-name="T2">Watcher</text:span>: (Good night Test Subject #3)</text:p>
      <text:p text:style-name="Text_20_body"><text:span text:style-name="T8">Yoko</text:span>: (like a</text:p>
      <text:p text:style-name="Text_20_body"><text:span text:style-name="T8">Yoko</text:span>: (mini-kefka)</text:p>
      <text:p text:style-name="Text_20_body"><text:span text:style-name="T8">Yoko</text:span>: (okay)</text:p>
      <text:p text:style-name="Text_20_body"><text:span text:style-name="T8">Yoko</text:span>: (good night rabid)</text:p>
      <text:p text:style-name="Text_20_body"><text:span text:style-name="T6">Rabid</text:span>: (nn)</text:p>
      <text:p text:style-name="Text_20_body"><text:span text:style-name="T2">Watcher</text:span>: (&gt;​doesn't get a good night :newspaper: Hmpf )</text:p>
      <text:p text:style-name="Text_20_body"><text:span text:style-name="T8">Yoko</text:span>: (uh, you want to cut me up in a RP)</text:p>
      <text:p text:style-name="Text_20_body"><text:span text:style-name="T8">Yoko</text:span>: (not sure if want to give)</text:p>
      <text:p text:style-name="Text_20_body"><text:span text:style-name="T8">Yoko</text:span>: (but goodnight everyone)</text:p>
      <text:p text:style-name="Text_20_body"><text:span text:style-name="T2">Watcher</text:span>: (That's RP :( Im a nice person... Most of the time)</text:p>
      <text:p text:style-name="Text_20_body"><text:span text:style-name="T4">Tenda</text:span>: (why do we allow these ponies who don't want to be cut up in here :eyeroll: :P )</text:p>
      <text:p text:style-name="Text_20_body"><text:span text:style-name="T8">Yoko</text:span>: (you can cut my OC open)</text:p>
      <text:p text:style-name="Text_20_body"><text:span text:style-name="T6">Rabid</text:span>: (( <text:a xlink:type="simple" xlink:href="http://www.youtube.com/watch?v=mSwSzoFaEcA" office:target-frame-name="_BLANK" xlink:show="replace">http://www.youtube.com/watch?v=mSwSzoFaEcA</text:a> ))</text:p>
      <text:p text:style-name="Text_20_body"><text:span text:style-name="T8">Yoko</text:span>: (I do believe that my OC is still in your house)</text:p>
      <text:p text:style-name="Text_20_body"><text:span text:style-name="T8">Yoko</text:span>: (A FINAL GOODNIGHT BECAUSE I STALL ALOT)</text:p>
      <text:p text:style-name="Text_20_body"><text:span text:style-name="T4">Tenda</text:span>: (GET THE FUCK OUT SO WE CAN GET ON WITH MY BRANDING AND SUPPLICATION )</text:p>
      <text:p text:style-name="Text_20_body"><text:span text:style-name="T9">Newblood</text:span>: (I have protective armour that keeps me from being cut into :P )</text:p>
      <text:p text:style-name="Text_20_body"><text:span text:style-name="T2">Watcher</text:span><text:span text:style-name="T1"> glares at Rabid "Don't make me cut your other eye out"</text:span></text:p>
      <text:p text:style-name="Text_20_body"><text:span text:style-name="T6">Rabid</text:span><text:span text:style-name="T5"> whimpers and puts his hoof to his dead eye</text:span></text:p>
      <text:p text:style-name="Text_20_body"><text:soft-page-break/><text:span text:style-name="T2">Watcher</text:span>: Awww, somepony miss their eye? *cackles insanely, throwing the brand back to the side of the room*</text:p>
      <text:p text:style-name="Text_20_body"><text:span text:style-name="T4">Tenda</text:span><text:span text:style-name="T3"> whimpers and reaches for Watcher, but catches herself and curls up instead</text:span></text:p>
      <text:p text:style-name="Text_20_body"><text:span text:style-name="T6">Rabid</text:span><text:span text:style-name="T5"> slides backwards away from Watcher</text:span></text:p>
      <text:p text:style-name="Text_20_body"><text:span text:style-name="T2">Watcher</text:span><text:span text:style-name="T1"> turns her attention back to Tenda, pulling out her knife again "I don't know about you... But I kinda miss those 'scratches' I so graciously gave you."</text:span></text:p>
      <text:p text:style-name="Text_20_body"><text:span text:style-name="T4">Tenda</text:span>: What scratches..?</text:p>
      <text:p text:style-name="Text_20_body"><text:span text:style-name="T4">Tenda</text:span>: Just.. I'll hold still as best I can..</text:p>
      <text:p text:style-name="Text_20_body"><text:span text:style-name="T4">Tenda</text:span>: G-Gimme a minute...</text:p>
      <text:p text:style-name="Text_20_body"><text:span text:style-name="T4">Tenda</text:span><text:span text:style-name="T3"> tries to still her body's fervent shaking, her eyes and antennae wildly flitting in all directions meanwhile</text:span></text:p>
      <text:p text:style-name="Text_20_body"><text:span text:style-name="T6">Rabid</text:span><text:span text:style-name="T5"> lies flat on his belly and watches</text:span></text:p>
      <text:p text:style-name="Text_20_body"><text:span text:style-name="T2">Watcher</text:span><text:span text:style-name="T1"> licks the side of her knife, edging toward you, quickly slicing the knife through your antenna</text:span></text:p>
      <text:p text:style-name="Text_20_body"><text:span text:style-name="T4">Tenda</text:span><text:span text:style-name="T3"> groans, and bangs her head repeatedly against the floor</text:span></text:p>
      <text:p text:style-name="Text_20_body"><text:span text:style-name="T4">Tenda</text:span>: Okayokayokayokayokayokay​...</text:p>
      <text:p text:style-name="Text_20_body"><text:span text:style-name="T6">Rabid</text:span><text:span text:style-name="T5"> trembles in hear, his hooves clacking on the floor</text:span></text:p>
      <text:p text:style-name="Text_20_body"><text:span text:style-name="T4">Tenda</text:span>: Everythingisokay...</text:p>
      <text:p text:style-name="Text_20_body"><text:span text:style-name="T4">Tenda</text:span><text:span text:style-name="T3"> feebly lifts her head, trying to still the spinning images before her eyes and echoing sounds in her ears</text:span></text:p>
      <text:p text:style-name="Text_20_body"><text:span text:style-name="T2">Watcher</text:span><text:span text:style-name="T1"> picks up your fallen antenna and looks at it "Hmm maybe I should do more..? Nah, that will kill you."</text:span></text:p>
      <text:p text:style-name="Text_20_body"><text:span text:style-name="T4">Tenda</text:span>: A-As you wish..</text:p>
      <text:p text:style-name="Text_20_body"><text:span text:style-name="T2">Watcher</text:span>: Though your talking gets annoying... Maybe I should slice that tongue right off! :crazytwi:</text:p>
      <text:p text:style-name="Text_20_body"><text:span text:style-name="T4">Tenda</text:span>: ...I...</text:p>
      <text:p text:style-name="Text_20_body"><text:span text:style-name="T4">Tenda</text:span>: ...if you wish, mistress...</text:p>
      <text:p text:style-name="Text_20_body"><text:span text:style-name="T2">Watcher</text:span>: Is that what you want?! Huh?!</text:p>
      <text:p text:style-name="Text_20_body"><text:span text:style-name="T2">Watcher</text:span><text:span text:style-name="T1"> holds the knife to your mouth and twitches severally</text:span></text:p>
      <text:p text:style-name="Text_20_body"><text:span text:style-name="T4">Tenda</text:span>: I want what you want.</text:p>
      <text:p text:style-name="Text_20_body"><text:span text:style-name="T6">Rabid</text:span><text:span text:style-name="T5"> whimpers "please stop!" before holding his hooves over his mouth, eye wide open, surprised by himself</text:span></text:p>
      <text:p text:style-name="Text_20_body"><text:span text:style-name="T9">Newblood</text:span> joined the chat </text:p>
      <text:p text:style-name="Text_20_body"><text:span text:style-name="T2">Watcher</text:span><text:span text:style-name="T1"> turns her head to Rabid, her head cocked to the side "What was that, freak?"</text:span></text:p>
      <text:p text:style-name="Text_20_body"><text:span text:style-name="T6">Rabid</text:span>: N-n-n-n-n-nothing, Mistress.</text:p>
      <text:p text:style-name="Text_20_body"><text:span text:style-name="T4">Tenda</text:span>: Mistress wants what's best, mutt.</text:p>
      <text:p text:style-name="Text_20_body"><text:span text:style-name="T4">Tenda</text:span>: S-She's... going to make me better...</text:p>
      <text:p text:style-name="Text_20_body"><text:span text:style-name="T2">Watcher</text:span><text:span text:style-name="T1"> opens up Tenda's muzzle "Shut up!", kicking her in the guy</text:span></text:p>
      <text:p text:style-name="Text_20_body"><text:span text:style-name="T2">Watcher</text:span>: *gut</text:p>
      <text:p text:style-name="Text_20_body"><text:soft-page-break/><text:span text:style-name="T4">Tenda</text:span><text:span text:style-name="T3"> whimpers and relaxes her open muzzle in Watcher's grasp</text:span></text:p>
      <text:p text:style-name="Text_20_body"><text:span text:style-name="T2">Watcher</text:span>: Stick it out mule! :crazytwi:</text:p>
      <text:p text:style-name="Text_20_body"><text:span text:style-name="T4">Tenda</text:span><text:span text:style-name="T3"> slowly stretches out her tongue</text:span></text:p>
      <text:p text:style-name="Text_20_body"><text:span text:style-name="T2">Watcher</text:span><text:span text:style-name="T1"> rears the bloody knife her tongue and slowly slices the dull knife against the end of her tongue</text:span></text:p>
      <text:p text:style-name="Text_20_body"><text:span text:style-name="T4">Tenda</text:span><text:span text:style-name="T3"> sputters and spits while loosing a long guttural sound, all that she can manage while Watcher mangles her tongue</text:span></text:p>
      <text:p text:style-name="Text_20_body"><text:span text:style-name="T4">Tenda</text:span><text:span text:style-name="T3"> tries to say something, emitting only a confused and jumbled chain of nonsense</text:span></text:p>
      <text:p text:style-name="Text_20_body"><text:span text:style-name="T4">Tenda</text:span><text:span text:style-name="T3"> begins sobbing as she hears herself</text:span></text:p>
      <text:p text:style-name="Text_20_body"><text:span text:style-name="T2">Watcher</text:span><text:span text:style-name="T1"> presses through, making sure Tenda feel the up worst horrible pain</text:span></text:p>
      <text:p text:style-name="Text_20_body"><text:span text:style-name="T6">Rabid</text:span><text:span text:style-name="T5"> begins sobbing as he watches Tenda's mutilation</text:span></text:p>
      <text:p text:style-name="Text_20_body"><text:span text:style-name="T4">Tenda</text:span><text:span text:style-name="T3"> gurgles and sputters more until Watcher finishes, only then falling back to the floor and shaking with her sobs</text:span></text:p>
      <text:p text:style-name="Text_20_body"><text:span text:style-name="T2">Watcher</text:span><text:span text:style-name="T1"> feels the knife slicing through faster, slicing off part of the tongue as it falls to the floor</text:span></text:p>
      <text:p text:style-name="Text_20_body"><text:span text:style-name="T2">Watcher</text:span>: Great, you got my knife dirty! You pathetic pack mule!</text:p>
      <text:p text:style-name="Text_20_body"><text:span text:style-name="T4">Tenda</text:span><text:span text:style-name="T3"> flaps against the floor</text:span></text:p>
      <text:p text:style-name="Text_20_body"><text:span text:style-name="T4">Tenda</text:span>: nnnn</text:p>
      <text:p text:style-name="Text_20_body"><text:span text:style-name="T2">Watcher</text:span><text:span text:style-name="T1"> picks Tenda up off the floor by her remaining antenna "What are you going to do about it, bitch?"</text:span></text:p>
      <text:p text:style-name="Text_20_body"><text:span text:style-name="T4">Tenda</text:span><text:span text:style-name="T3"> weakly attempts to shake her head side-to-side</text:span></text:p>
      <text:p text:style-name="Text_20_body"><text:span text:style-name="T9">Newblood</text:span> joined the chat </text:p>
      <text:p text:style-name="Text_20_body"><text:span text:style-name="T2">Watcher</text:span><text:span text:style-name="T1"> pulls harder on her antenna, feeling it to stretch "Answer me!"</text:span></text:p>
      <text:p text:style-name="Text_20_body"><text:span text:style-name="T4">Tenda</text:span><text:span text:style-name="T3"> painfully and slowly enunciates</text:span></text:p>
      <text:p text:style-name="Text_20_body"><text:span text:style-name="T4">Tenda</text:span>: Nnn..offf...inn...</text:p>
      <text:p text:style-name="Text_20_body"><text:span text:style-name="T4">Tenda</text:span><text:span text:style-name="T3"> coughs, spewing blood onto Watcher</text:span></text:p>
      <text:p text:style-name="Text_20_body"><text:span text:style-name="T2">Watcher</text:span><text:span text:style-name="T1"> gasps as your blood spills on her "You disgusting pig!", she pulls harder until the antenna is ripped off your head</text:span></text:p>
      <text:p text:style-name="Text_20_body"><text:span text:style-name="T4">Tenda</text:span><text:span text:style-name="T3"> gives a croaking groan that just trails into sobs, and sobs, and sobs</text:span></text:p>
      <text:p text:style-name="Text_20_body"><text:span text:style-name="T2">Watcher</text:span><text:span text:style-name="T1"> throws your antenna on the ground by your hooves, deciding to leave to get herself cleaned up</text:span></text:p>
      <text:p text:style-name="Text_20_body"><text:span text:style-name="T2">Watcher</text:span><text:span text:style-name="T1"> makes sure to hit Rabid in the gut before she leaves the room</text:span></text:p>
      <text:p text:style-name="Text_20_body"><text:span text:style-name="T4">Tenda</text:span><text:span text:style-name="T3"> continues making her croaking sounds as she's splayed out on the floor, still occasionally spitting up blood</text:span></text:p>
      <text:p text:style-name="Text_20_body"><text:span text:style-name="T2">Watcher</text:span><text:span text:style-name="T1"> heads into the bathroom, throwing water into her face as she looks into the mirror</text:span></text:p>
      <text:p text:style-name="Text_20_body"><text:span text:style-name="T6">Rabid</text:span><text:span text:style-name="T5"> quickly moves to Tenda as Watcher leaves</text:span></text:p>
      <text:p text:style-name="Text_20_body"><text:span text:style-name="T6">Rabid</text:span>: Te-Tenda?</text:p>
      <text:p text:style-name="Text_20_body"><text:span text:style-name="T4">Tenda</text:span><text:span text:style-name="T3"> slowly croaks, and looks around confusedly</text:span></text:p>
      <text:p text:style-name="Text_20_body"><text:span text:style-name="T6">Rabid</text:span><text:span text:style-name="T5"> gently shakes Tenda</text:span></text:p>
      <text:p text:style-name="Text_20_body"><text:span text:style-name="T4">Tenda</text:span><text:span text:style-name="T3"> turns to see Rabid, and her guttural croaking changes to a higher-pitched whimper or squeak </text:span><text:soft-page-break/><text:span text:style-name="T3">that concludes as she wraps her forelegs around him</text:span></text:p>
      <text:p text:style-name="Text_20_body"><text:span text:style-name="T4">Tenda</text:span><text:span text:style-name="T3"> pulls Rabid tight against her chest, clicking and chirping</text:span></text:p>
      <text:p text:style-name="Text_20_body"><text:span text:style-name="T6">Rabid</text:span><text:span text:style-name="T5"> wraps his own forelegs tightly around Tenda</text:span></text:p>
      <text:p text:style-name="Text_20_body"><text:span text:style-name="T4">Tenda</text:span><text:span text:style-name="T3"> just wraps as much of herself over Rabid as she can, shivering and staring into space all-the-while</text:span></text:p>
      <text:p text:style-name="Text_20_body"><text:span text:style-name="T6">Rabid</text:span><text:span text:style-name="T5"> just keeps holding Tenda tight</text:span></text:p>
      <text:p text:style-name="Text_20_body"><text:span text:style-name="T4">Tenda</text:span>: Rr...bddd?</text:p>
      <text:p text:style-name="Text_20_body"><text:span text:style-name="T4">Tenda</text:span><text:span text:style-name="T3"> slowly pronounces the sounds over 10 or so seconds</text:span></text:p>
      <text:p text:style-name="Text_20_body"><text:span text:style-name="T6">Rabid</text:span><text:span text:style-name="T5"> tears up "Yes, my sweet?"</text:span></text:p>
      <text:p text:style-name="Text_20_body"><text:span text:style-name="T4">Tenda</text:span><text:span text:style-name="T3"> coughs, spraying a fine mist of blood into the air above them</text:span></text:p>
      <text:p text:style-name="Text_20_body"><text:span text:style-name="T4">Tenda</text:span>: Nnnn</text:p>
      <text:p text:style-name="Text_20_body"><text:span text:style-name="T4">Tenda</text:span><text:span text:style-name="T3"> hugs Rabid tighter</text:span></text:p>
      <text:p text:style-name="Text_20_body"><text:span text:style-name="T6">Rabid</text:span><text:span text:style-name="T5"> hugs Tenda as tight as he can</text:span></text:p>
      <text:p text:style-name="Text_20_body"><text:span text:style-name="T2">Watcher</text:span><text:span text:style-name="T1"> relaxes in a tub of warm water and yawns</text:span></text:p>
      <text:p text:style-name="Text_20_body"><text:span text:style-name="T4">Tenda</text:span><text:span text:style-name="T3"> pulls Rabid close to her, head and limbs dizzily lolling under exhaustion and pain</text:span></text:p>
      <text:p text:style-name="Text_20_body"><text:span text:style-name="T4">Tenda</text:span><text:span text:style-name="T3"> whimpers as she pulls Rabid closer, closing her eyes and doing her best to approach rest</text:span></text:p>
      <text:p text:style-name="Text_20_body"><text:span text:style-name="T6">Rabid</text:span><text:span text:style-name="T5"> lifts Tenda onto his back the best he can and takes her to the bed, gently lying her down and climbing in with her</text:span></text:p>
      <text:p text:style-name="Text_20_body"><text:span text:style-name="T4">Tenda</text:span>: (thank you Dink and Rabid, nightnight all &lt;3 )</text:p>
      <text:p text:style-name="Text_20_body"><text:span text:style-name="T6">Rabid</text:span><text:span text:style-name="T5"> snuggles Tenda as they both fall asleep</text:span></text:p>
      <text:p text:style-name="Text_20_body"><text:span text:style-name="T4">Tenda</text:span>: (wabiddy rabid &lt;3 )</text:p>
      <text:p text:style-name="Text_20_body"><text:span text:style-name="T6">Rabid</text:span>: (tendy wendy &lt;3 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14S</meta:editing-duration>
    <meta:editing-cycles>6</meta:editing-cycles>
    <meta:generator>OpenOffice.org/3.4.1$Win32 OpenOffice.org_project/341m1$Build-9593</meta:generator>
    <dc:date>2013-09-21T03:13:29.53</dc:date>
    <meta:document-statistic meta:table-count="0" meta:image-count="0" meta:object-count="0" meta:page-count="15" meta:paragraph-count="504" meta:word-count="4389" meta:character-count="24765"/>
    <meta:user-defined meta:name="Info 1"/>
    <meta:user-defined meta:name="Info 2"/>
    <meta:user-defined meta:name="Info 3"/>
    <meta:user-defined meta:name="Info 4"/>
  </office:meta>
</office:document-meta>
</file>